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בתאריך: 22.4.14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200227</text:span></text:p>
      <text:p text:style-name="P8"/>
      <text:p text:style-name="Standard"><text:span text:style-name="T4">שם העסק/מבנה</text:span><text:span text:style-name="T3"> <text:s text:c="2"/></text:span><text:span text:style-name="T1">בניין מגורים רב קומות 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חיל האוויר 3 ראשון לציון</text:span></text:p>
      <text:p text:style-name="P9"/>
      <text:p text:style-name="Standard"><text:span text:style-name="T4">טלפון</text:span><text:span text:style-name="T1"> <text:s text:c="141"/></text:span></text:p>
      <text:p text:style-name="P9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בלובי כניסה קומת קרקע. <text:s text:c="2"/>לוח חשמל ראשי קומת קרקע.</text:span><text:bookmark text:name="_GoBack"/></text:p>
      <text:p text:style-name="P5"/>
      <text:p text:style-name="Standard"><text:span text:style-name="T4">גנרטור: </text:span><text:span text:style-name="T1">קיים /לא קיים</text:span></text:p>
      <text:p text:style-name="Standard"><text:span text:style-name="T4">מיקום ברזי כיבוי עיקריים "3</text:span><text:span text:style-name="T1"> <text:s text:c="2"/>סמוך לרחבת כיבוי אש צד דרום מזרחי, והצפון מערבי של </text:span></text:p>
      <text:p text:style-name="Standard"><text:span text:style-name="T1"><text:s text:c="53"/>הבניין.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 – שני צוברים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חצר דרומית של הבניין שני צוברים כל אחד 7522 ליטר גז.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יים מרתף חני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במפלס בכניסה סמוך לחדר משאבות תחתו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– עליון קומה 23, ותחתון קומת כניסה סמוך לחדר גנרטור צד מזרח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80 מ"ק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2-01-05T11:00:00</meta:print-date>
    <meta:creation-date>2014-04-22T12:00:00</meta:creation-date>
    <dc:date>2014-04-22T12:09:00</dc:date>
    <meta:editing-duration>PT10S</meta:editing-duration>
    <meta:generator>OpenOffice/4.0.1$Win32 OpenOffice.org_project/401m5$Build-9714</meta:generator>
    <meta:document-statistic meta:table-count="6" meta:image-count="0" meta:object-count="0" meta:page-count="2" meta:paragraph-count="52" meta:word-count="191" meta:character-count="16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